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F42EEC0ECA.png"/>
  <manifest:file-entry manifest:media-type="image/gif" manifest:full-path="Pictures/10000000000001200000009B55B57E15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size="60pt" fo:font-weight="bold" style:font-size-asian="60pt" style:font-weight-asian="bold" style:font-size-complex="6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2.2811in" svg:height="1.0417in" draw:z-index="1"><draw:image xlink:href="Pictures/10000000000001200000009B55B57E15.gif" xlink:type="simple" xlink:show="embed" xlink:actuate="onLoad"/></draw:frame></text:p>
      <text:p text:style-name="P3">Order Here</text:p>
      <text:p text:style-name="P1">(Using your smart phone)</text:p>
      <text:p text:style-name="Standard"><draw:frame draw:style-name="fr2" draw:name="graphics2" text:anchor-type="paragraph" svg:x="0.0516in" svg:y="0.3055in" svg:width="5.2083in" svg:height="5.2083in" draw:z-index="0"><draw:image xlink:href="Pictures/10000000000001F4000001F42EEC0ECA.png" xlink:type="simple" xlink:show="embed" xlink:actuate="onLoad"/></draw:frame> Use any QR Code re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ay</meta:initial-creator>
    <dc:creator>Partha Mukherjee</dc:creator>
    <meta:editing-cycles>6</meta:editing-cycles>
    <meta:creation-date>2012-12-04T23:30:00</meta:creation-date>
    <dc:date>2012-12-17T21:03:28.19</dc:date>
    <meta:editing-duration>PT2M29S</meta:editing-duration>
    <meta:generator>OpenOffice.org/3.4.1$Win32 OpenOffice.org_project/341m1$Build-9593</meta:generator>
    <meta:document-statistic meta:table-count="0" meta:image-count="2" meta:object-count="0" meta:page-count="1" meta:paragraph-count="4" meta:word-count="11" meta:character-count="58"/>
    <meta:user-defined meta:name="AppVersion">12.0000</meta:user-defined>
    <meta:user-defined meta:name="Company">eBa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